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style:font-name="Times New Roman" fo:font-size="12pt" fo:font-weight="bold" officeooo:paragraph-rsid="001e9cb2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Text_20_body">
      <style:text-properties officeooo:paragraph-rsid="001e9cb2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officeooo:rsid="00222baf" officeooo:paragraph-rsid="00222baf"/>
    </style:style>
    <style:style style:name="P5" style:family="paragraph" style:parent-style-name="Text_20_body">
      <style:text-properties officeooo:rsid="002a2707" officeooo:paragraph-rsid="002a2707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officeooo:paragraph-rsid="001e9cb2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222baf"/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5" style:family="text">
      <style:text-properties style:font-name="Times New Roman" fo:font-size="16pt" officeooo:rsid="001e9cb2" style:font-name-asian="Times New Roman" style:font-size-asian="16pt" style:font-name-complex="Times New Roman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ab91" style:font-weight-asian="bold" style:font-weight-complex="bold"/>
    </style:style>
    <style:style style:name="T8" style:family="text">
      <style:text-properties officeooo:rsid="00222baf"/>
    </style:style>
    <style:style style:name="T9" style:family="text">
      <style:text-properties officeooo:rsid="0022ab91"/>
    </style:style>
    <style:style style:name="T10" style:family="text">
      <style:text-properties officeooo:rsid="00252dc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Int_sCum2KQv"/><text:span text:style-name="Default_20_Paragraph_20_Font"><text:span text:style-name="T4">CS6375 - Project </text:span></text:span><text:span text:style-name="Default_20_Paragraph_20_Font"><text:span text:style-name="T5">3</text:span></text:span><text:span text:style-name="Default_20_Paragraph_20_Font"><text:span text:style-name="T4"> – Report</text:span></text:span><text:bookmark-end text:name="_Int_sCum2KQv"/><text:line-break/><text:span text:style-name="Default_20_Paragraph_20_Font"><text:span text:style-name="T4">Shubham Shekhar Jha (sxj220028)</text:span></text:span></text:p>
      <text:p text:style-name="P1"/>
      <text:p text:style-name="P2"><text:span text:style-name="Default_20_Paragraph_20_Font"><text:span text:style-name="T1">Source Code: </text:span></text:span><text:span text:style-name="Default_20_Paragraph_20_Font"><text:span text:style-name="T3">There are two versions of the source code available for this project.</text:span></text:span></text:p>
      <text:list text:style-name="L1">
        <text:list-item>
          <text:p text:style-name="P7">Python scripts are included in the src zip. The project <text:span text:style-name="T8">scripts</text:span> can be executed using either the "run.sh" or the "run.bat" files. Please note that the execution time might be considerably long. Therefore, previous run outputs are available in collab_output.txt, knn_output.txt, and svm_output.txt.</text:p>
        </text:list-item>
        <text:list-item>
          <text:p text:style-name="P8">The .ipynb file, contains the outputs of KNN and SVM experiments. I opted not to run my Collaborative Filtering implementation on Google Colab due to past issues experienced when running models/jobs with extensive runtimes.</text:p>
        </text:list-item>
      </text:list>
      <text:p text:style-name="P3">Questions:</text:p>
      <text:p text:style-name="Text_20_body">Q. What is the best error rate you achieved for each of the three classifiers?</text:p>
      <text:p text:style-name="Text_20_body">For my <text:span text:style-name="T6">Collaborative Filtering</text:span> implementation, I achieved a <text:span text:style-name="T6">mean absolute error of 0.79</text:span> and <text:span text:style-name="T6">a root mean squared error of 0.988</text:span>. This indicates that my implementation successfully predicted any movie's rating for a user within a range of +1 or -1, which I find satisfactory for practical purposes.</text:p>
      <text:p text:style-name="Text_20_body">Implementation details: As the test set of users is <text:span text:style-name="T8">quite large</text:span>, computing weights for a user involves calculating weights between a vast number of user pairs. Doing this at runtime resulted in a significantly long model runtime. <text:span text:style-name="T8">Thus</text:span>, I <text:span text:style-name="T8">decided</text:span> to precompute weights to be used directly at runtime. However, I encountered memory issues due to the large number of user pairs. To address this, I stored the calculated weights for each user on disk and loaded them back at prediction time.</text:p>
      <text:p text:style-name="P4">For <text:span text:style-name="T6">K-Nearest Neighbors</text:span> and <text:span text:style-name="T6">SVM</text:span> experiments on the MNIST dataset, the best error rate<text:span text:style-name="T9">s</text:span> I <text:span text:style-name="T9">could reach were </text:span><text:span text:style-name="T7">2.47%</text:span><text:span text:style-name="T9"> and </text:span><text:span text:style-name="T7">1.69%</text:span><text:span text:style-name="T9"> respectively. </text:span><text:span text:style-name="T10">The model parameters that lead to these results are listed below:</text:span></text:p>
      <text:p text:style-name="P4">K-Nearest Neighbors Parameters: algorithm: kd_tree, leaf_size: 30, metric: minkowski, metric_params: None, n_jobs: -1, n_neighbors: 5, p: 4, weights: distance</text:p>
      <text:p text:style-name="P4">Accuracy: 0.9753 <text:span text:style-name="T10">and </text:span>Error rate: 0.0247</text:p>
      <text:p text:style-name="P4"/>
      <text:p text:style-name="P4">SVC Parameters: C: 2.0 , break_ties: False , cache_size: 200 , class_weight: None , coef0: 0.0 , decision_function_shape: ovr , degree: 3 , gamma: scale , kernel: rbf , max_iter: -1 , probability: False , random_state: 1 , shrinking: True , tol: 0.001 , verbose: False</text:p>
      <text:p text:style-name="P4">Accuracy: 0.9831 , Error rate: 0.0169</text:p>
      <text:p text:style-name="P4"/>
      <text:p text:style-name="P5">Please refer to the source code to see the list of parameters that were altered for the experime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4:17:39.203501919</meta:creation-date>
    <dc:date>2024-02-15T06:07:21.079468259</dc:date>
    <meta:editing-duration>PT1H19M4S</meta:editing-duration>
    <meta:editing-cycles>8</meta:editing-cycles>
    <meta:generator>LibreOffice/7.5.9.2$Linux_X86_64 LibreOffice_project/50$Build-2</meta:generator>
    <meta:document-statistic meta:table-count="0" meta:image-count="0" meta:object-count="0" meta:page-count="1" meta:paragraph-count="14" meta:word-count="376" meta:character-count="2339" meta:non-whitespace-character-count="1978"/>
  </office:meta>
</office:document-meta>
</file>